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4097in" table:align="left"/>
    </style:style>
    <style:style style:name="Members.A" style:family="table-column">
      <style:table-column-properties style:column-width="2.5194in"/>
    </style:style>
    <style:style style:name="Members.B" style:family="table-column">
      <style:table-column-properties style:column-width="2.8028in"/>
    </style:style>
    <style:style style:name="Members.C" style:family="table-column">
      <style:table-column-properties style:column-width="0.8618in"/>
    </style:style>
    <style:style style:name="Members.D" style:family="table-column">
      <style:table-column-properties style:column-width="1.7042in"/>
    </style:style>
    <style:style style:name="Members.E" style:family="table-column">
      <style:table-column-properties style:column-width="0.7674in"/>
    </style:style>
    <style:style style:name="Members.F" style:family="table-column">
      <style:table-column-properties style:column-width="1.7542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F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3]</text:p>
            </table:table-cell>
            <table:table-cell table:style-name="Members.A1" office:value-type="string">
              <text:p text:style-name="P2"/>
            </table:table-cell>
            <table:table-cell table:style-name="Members.F1" office:value-type="string">
              <text:p text:style-name="P2">[a.caption4]</text:p>
            </table:table-cell>
          </table:table-row>
        </table:table-header-rows>
        <table:table-row>
          <table:table-cell table:style-name="Members.A2" office:value-type="string">
            <text:p text:style-name="P4">[b.Customer;block=tbs:row]</text:p>
          </table:table-cell>
          <table:table-cell table:style-name="Members.A2" office:value-type="string">
            <text:p text:style-name="P5">[b.CustomerName]</text:p>
          </table:table-cell>
          <table:table-cell table:style-name="Members.A2" office:value-type="string">
            <text:p text:style-name="P5">[b.Currency]</text:p>
          </table:table-cell>
          <table:table-cell table:style-name="Members.A2" office:value-type="string">
            <text:p text:style-name="P5">[b.TotalSales]</text:p>
          </table:table-cell>
          <table:table-cell table:style-name="Members.A2" office:value-type="string">
            <text:p text:style-name="P5">[b.Currency]</text:p>
          </table:table-cell>
          <table:table-cell table:style-name="Members.F2" office:value-type="string">
            <text:p text:style-name="P5">[b.Total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9T16:04:04.66</dc:date>
    <meta:editing-duration>PT3H49M15S</meta:editing-duration>
    <meta:editing-cycles>42</meta:editing-cycles>
    <meta:generator>OpenOffice/4.1.9$Win32 OpenOffice.org_project/419m1$Build-9805</meta:generator>
    <meta:document-statistic meta:table-count="1" meta:image-count="0" meta:object-count="0" meta:page-count="1" meta:paragraph-count="12" meta:word-count="12" meta:character-count="193"/>
  </office:meta>
</office:document-meta>
</file>